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normal" officeooo:rsid="000eefe5" officeooo:paragraph-rsid="000eefe5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Ubuntu" officeooo:rsid="000eefe5" officeooo:paragraph-rsid="000eefe5"/>
    </style:style>
    <style:style style:name="P3" style:family="paragraph" style:parent-style-name="Standard">
      <style:text-properties style:font-name="Ubuntu" fo:font-weight="bold" officeooo:rsid="000eefe5" officeooo:paragraph-rsid="000ffa69" style:font-weight-asian="bold" style:font-weight-complex="bold"/>
    </style:style>
    <style:style style:name="P4" style:family="paragraph" style:parent-style-name="Standard">
      <style:text-properties style:font-name="Ubuntu" fo:font-weight="normal" officeooo:rsid="000eefe5" officeooo:paragraph-rsid="000ffa69" style:font-weight-asian="normal" style:font-weight-complex="normal"/>
    </style:style>
    <style:style style:name="T1" style:family="text">
      <style:text-properties officeooo:rsid="000ff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efinition Document</text:p>
      <text:p text:style-name="P2"/>
      <text:p text:style-name="P3"><text:span text:style-name="T1">Project Overview</text:span></text:p>
      <text:p text:style-name="P4"><text:span text:style-name="T1">The aim of this project is to build a system that will help end users to use their Raspberry Pi's as torrent sharing devices. For those of you not familiar with the Raspberry Pi, it is a credit-card sized computer that has gained huge popularity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2:43:48</meta:creation-date>
    <dc:date>2013-10-12T14:46:42</dc:date>
    <meta:editing-duration>P0D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3" meta:word-count="50" meta:character-count="290" meta:non-whitespace-character-count="241"/>
  </office:meta>
</office:document-meta>
</file>